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list-style-name="LFO1" style:family="paragraph"/>
    <style:style style:name="P3" style:parent-style-name="Paragraphedeliste" style:list-style-name="LFO1" style:family="paragraph"/>
    <style:style style:name="P4" style:parent-style-name="Paragraphedeliste" style:list-style-name="LFO1" style:family="paragraph"/>
    <style:style style:name="P5" style:parent-style-name="Paragraphedeliste" style:list-style-name="LFO1" style:family="paragraph"/>
    <style:style style:name="P6" style:parent-style-name="Paragraphedeliste" style:list-style-name="LFO1" style:family="paragraph"/>
    <style:style style:name="P7" style:parent-style-name="Paragraphedeliste" style:list-style-name="LFO1" style:family="paragraph"/>
    <style:style style:name="P8" style:parent-style-name="Paragraphedeliste" style:list-style-name="LFO1" style:family="paragraph"/>
    <style:style style:name="P9" style:parent-style-name="Paragraphedeliste" style:list-style-name="LFO1" style:family="paragraph"/>
    <style:style style:name="P10" style:parent-style-name="Paragraphedeliste" style:list-style-name="LFO1" style:family="paragraph"/>
    <style:style style:name="P11" style:parent-style-name="Paragraphedeliste" style:list-style-name="LFO1" style:family="paragraph"/>
    <style:style style:name="P12" style:parent-style-name="Paragraphedeliste" style:list-style-name="LFO1" style:family="paragraph"/>
    <style:style style:name="P13" style:parent-style-name="Paragraphedeliste" style:list-style-name="LFO1" style:family="paragraph"/>
    <style:style style:name="P14" style:parent-style-name="Normal" style:family="paragraph">
      <style:paragraph-properties fo:margin-left="0.25in">
        <style:tab-stops/>
      </style:paragraph-properties>
    </style:style>
    <style:style style:name="P15" style:parent-style-name="Paragraphedeliste" style:list-style-name="LFO1" style:family="paragraph"/>
    <style:style style:name="P16" style:parent-style-name="Paragraphedeliste" style:list-style-name="LFO1" style:family="paragraph"/>
    <style:style style:name="P17" style:parent-style-name="Paragraphedeliste" style:list-style-name="LFO1" style:family="paragraph"/>
    <style:style style:name="P18" style:parent-style-name="Paragraphedeliste" style:list-style-name="LFO1" style:family="paragraph"/>
  </office:automatic-styles>
  <office:body>
    <office:text text:use-soft-page-breaks="true">
      <text:p text:style-name="P1">Diapo 1 (BENOIT):</text:p>
      <text:list text:style-name="LFO1" text:continue-numbering="true">
        <text:list-item>
          <text:p text:style-name="P2">Bonjour à toutes et à tous …</text:p>
        </text:list-item>
        <text:list-item>
          <text:p text:style-name="P3">PRENOM, NOM (ne commence pas par toi)</text:p>
        </text:list-item>
        <text:list-item>
          <text:p text:style-name="P4">Équipe n°4 du groupe n°1</text:p>
        </text:list-item>
        <text:list-item>
          <text:p text:style-name="P5">Projet TAG</text:p>
        </text:list-item>
      </text:list>
      <text:p text:style-name="Normal">Diapo 2 (BENOIT) :</text:p>
      <text:list text:style-name="LFO1" text:continue-numbering="true">
        <text:list-item>
          <text:p text:style-name="P6">Après avoir réfléchi à plusieurs idées (animation arme à feu, combat de perosnnages, flappy bird, etc…), nous nous sommes finalement penchés sur la réalisation d’une animation en 2D d’un graffiti.</text:p>
        </text:list-item>
      </text:list>
      <text:p text:style-name="Normal">Diapo 3 (BENOIT) :</text:p>
      <text:list text:style-name="LFO1" text:continue-numbering="true">
        <text:list-item>
          <text:p text:style-name="P7">Lors de l’éxecution du programme, les informations<text:s/>à propos de la saisie des variables<text:s/>sont affichées, l’utilisateur entre par la suite la chaine de caractère avec la couleur et le nombre de répétitions de l’animation qu’il souhaite, après validation, le nombre d’images ainsi que le temps de génération estimé pour l’animation s’affichent.</text:p>
        </text:list-item>
        <text:list-item>
          <text:p text:style-name="P8">Quelques minutes plus tard voici le résultat.</text:p>
        </text:list-item>
      </text:list>
      <text:p text:style-name="Normal">Diapo 4 (BENOIT) :</text:p>
      <text:list text:style-name="LFO1" text:continue-numbering="true">
        <text:list-item>
          <text:p text:style-name="P9">Python (Langage de programmation) : langage compatible avec SageMath, utilisé afin de coder notre projet.</text:p>
        </text:list-item>
        <text:list-item>
          <text:p text:style-name="P10">SageMath (Logiciel) : compilation de notre code en Python afin de générer l'animation.</text:p>
        </text:list-item>
        <text:list-item>
          <text:p text:style-name="P11">Geogebra (Application web) : obtenir un rendu graphique pour chaque lettre avant de commencer à les coder une par une.</text:p>
        </text:list-item>
        <text:list-item>
          <text:p text:style-name="P12">Format d'image APNG (Animated Portable Network Graphics) : format d'export de notre animation, plus efficace et de meilleure qualité que le format habituel GIF.</text:p>
        </text:list-item>
      </text:list>
      <text:p text:style-name="Normal">Diapo 5 (CLEMENT) :</text:p>
      <text:list text:style-name="LFO1" text:continue-numbering="true">
        <text:list-item>
          <text:p text:style-name="P13">Chaque lettre étant composée au minimum d’un point, nous utilisons la fonction point() de Sage avec les<text:s/>3<text:s/>paramètres<text:s/>suivants : le premier sont les coordonnées en abscisse x et en ordonnée y du point, le second la taille du point et enfin le dernier, la couleur.</text:p>
        </text:list-item>
      </text:list>
      <text:p text:style-name="P14">Diapo 6 (CLEMENT) :</text:p>
      <text:list text:style-name="LFO1" text:continue-numbering="true">
        <text:list-item>
          <text:p text:style-name="P15">Une image contenant ce point est ensuite créée et insérée dans un tableau d’images, grâce à une boucle, l’image suivante reprend à chaque fois le contenu de l’ancienne image en y ajoutant un point.<text:s/></text:p>
        </text:list-item>
      </text:list>
      <text:p text:style-name="Normal">Diapo 7 (CLEMENT) :</text:p>
      <text:list text:style-name="LFO1" text:continue-numbering="true">
        <text:list-item>
          <text:p text:style-name="P16">Voici le rendu de l’animation générée grâce à la fonction Animate prenant en paramètre le tableau d’images précédent.</text:p>
        </text:list-item>
      </text:list>
      <text:p text:style-name="Normal">Diapo 8 (CLEMENT) :</text:p>
      <text:list text:style-name="LFO1" text:continue-numbering="true">
        <text:list-item>
          <text:p text:style-name="P17">Ainsi nous avons créé 4 fonctions différentes, une pour réaliser une droite horizontale, la seconde pour une droite verticale, la troisième pour une diagonale qui utilise une fonction affine et enfin une quatrième pour générer une courbe à partir d’une fonction trigonométrique. Chacune de ses fonctions ont en commun ces paramètres, une image<text:s/><text:soft-page-break/>devant être la dernière image générée, les valeurs minimales et maximales et la pas pour l’intervalle et un booléen permettant de définir la visibilité.</text:p>
        </text:list-item>
      </text:list>
      <text:p text:style-name="Normal">Diapo 9 (CLEMENT) :</text:p>
      <text:list text:style-name="LFO1" text:continue-numbering="true">
        <text:list-item>
          <text:p text:style-name="P18">Par exemple voici le caractère A, nous pouvons penser qu’il n’est fait que de seulement 3 segments, mais au final il est composé de 4 segments dont 1 caché permettant de relier le segment 2 au segment 4. Comme nous pouvons le voir sur l’animation.</text:p>
        </text:list-item>
      </text:list>
      <text:p text:style-name="Normal">Diapo 10 (QUENTIN) :</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LA Quentin</meta:initial-creator>
    <dc:creator>PLA Quentin</dc:creator>
    <meta:creation-date>2018-11-08T23:14:00Z</meta:creation-date>
    <dc:date>2018-11-08T23:55:00Z</dc:date>
    <meta:template xlink:href="Normal.dotm" xlink:type="simple"/>
    <meta:editing-cycles>1</meta:editing-cycles>
    <meta:editing-duration>PT2460S</meta:editing-duration>
    <meta:document-statistic meta:page-count="2" meta:paragraph-count="5" meta:word-count="412" meta:character-count="2677" meta:row-count="18" meta:non-whitespace-character-count="2270"/>
  </office:meta>
</office:document-meta>
</file>